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style:font-name="Tahoma" fo:font-style="normal" fo:font-weight="normal" officeooo:rsid="00134f36" officeooo:paragraph-rsid="001ad93d" style:font-style-asian="normal" style:font-weight-asian="normal" style:font-style-complex="normal" style:font-weight-complex="normal"/>
    </style:style>
    <style:style style:name="T1" style:family="text">
      <style:text-properties officeooo:rsid="001ad93d"/>
    </style:style>
    <style:style style:name="T2" style:family="text">
      <style:text-properties fo:font-weight="bold" officeooo:rsid="001ad93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Hello </text:span><text:span text:style-name="T2">world</text:span><text:span text:style-name="T1"> ma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3T11:36:21</dc:date>
    <dc:creator>Amin Oruji</dc:creator>
    <meta:editing-duration>PT2H18M55S</meta:editing-duration>
    <meta:editing-cycles>19</meta:editing-cycles>
    <meta:generator>LibreOffice/4.0.2.2$Linux_x86 LibreOffice_project/400m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